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8e4e" officeooo:paragraph-rsid="00128e4e"/>
    </style:style>
    <style:style style:name="T1" style:family="text">
      <style:text-properties officeooo:rsid="0013de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<field:fieldmark-start text:name="__Fieldmark__4_1272128758" field:type="vnd.oasis.opendocument.field.FORMDATE"><field:param field:name="DateField_DateFormat" field:value="MM/DD/YY"/><field:param field:name="DateField_DateFormat_Language" field:value="en-US"/></field:fieldmark-start>     <field:fieldmark-end/>bbbbbbb<field:fieldmark-start text:name="__Fieldmark__8_1272128758" field:type="vnd.oasis.opendocument.field.FORMDATE"><field:param field:name="DateField_DateFormat" field:value="MM/DD/YY"/><field:param field:name="DateField_DateFormat_Language" field:value="en-US"/></field:fieldmark-start>06/12/19<field:fieldmark-end/>ccccccccc<field:fieldmark-start text:name="__Fieldmark__12_1272128758" field:type="vnd.oasis.opendocument.field.FORMDATE"><field:param field:name="DateField_DateFormat" field:value="[NatNum12 MMMM=abbreviation]YYYY&quot;. &quot;MMMM D."/><field:param field:name="DateField_DateFormat_Language" field:value="hu-HU"/></field:fieldmark-start>2019. febr. 12.<field:fieldmark-end/>dddd<field:fieldmark-start text:name="__Fieldmark__16_1272128758" field:type="vnd.oasis.opendocument.field.FORMDATE"><field:param field:name="DateField_DateFormat" field:value="D, MMM YY"/><field:param field:name="DateField_DateFormat_Language" field:value="bm-ML"/></field:fieldmark-start>[select date]<field:fieldmark-end/><text:span text:style-name="T1">ffff</text:span><field:fieldmark-start text:name="__Fieldmark__22_1272128758" field:type="vnd.oasis.opendocument.field.FORMDATE"><field:param field:name="DateField_DateFormat" field:value="MM/DD/YY"/><field:param field:name="DateField_DateFormat_Language" field:value="en-US"/></field:fieldmark-start>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06T15:07:11.117870659</meta:creation-date>
    <dc:date>2019-07-06T16:12:38.719276307</dc:date>
    <meta:editing-duration>PT6M15S</meta:editing-duration>
    <meta:editing-cycles>3</meta:editing-cycles>
    <meta:generator>LibreOfficeDev/6.3.0.0.alpha1$Linux_X86_64 LibreOffice_project/17191508b9694461e17af65f772de2ff7513282c</meta:generator>
    <meta:document-statistic meta:table-count="0" meta:image-count="0" meta:object-count="0" meta:page-count="1" meta:paragraph-count="1" meta:word-count="21" meta:character-count="80" meta:non-whitespace-character-count="72"/>
  </office:meta>
</office:document-meta>
</file>